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oxRenderer.renderBoxHeader( FacesContext facesContext , TobagoResponseWriter writer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oxRenderer.encodeBeginInner( FacesContext facesContext , TobagoResponseWriter writer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oxRenderer.getFixed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renderToolbar( FacesContext facesContext , TobagoResponseWriter writer , UIPanel tool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xRenderer.encodeEndInner( Tobago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Render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Renderer.encodeAjax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